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  <table:table-cell office:value-type="string">
            <text:p>typing learning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3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6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6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3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32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6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64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128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128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12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128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64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256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3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16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12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128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32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8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64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64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128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16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32" office:value-type="float"/>
          <table:table-cell office:value="8" office:value-type="float"/>
          <table:table-cell office:value="4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64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32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64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12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256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16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64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32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128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3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3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6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Balık</text:p>
          </table:table-cell>
          <table:table-cell office:value-type="string">
            <text:p>рыба</text:p>
          </table:table-cell>
          <table:table-cell office:value="64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Çay</text:p>
          </table:table-cell>
          <table:table-cell office:value-type="string">
            <text:p>чай</text:p>
          </table:table-cell>
          <table:table-cell office:value="32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Et</text:p>
          </table:table-cell>
          <table:table-cell office:value-type="string">
            <text:p>мясо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Kurs</text:p>
          </table:table-cell>
          <table:table-cell office:value-type="string">
            <text:p>курсы</text:p>
          </table:table-cell>
          <table:table-cell office:value="8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Parti</text:p>
          </table:table-cell>
          <table:table-cell office:value-type="string">
            <text:p>вечеринка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Türk</text:p>
          </table:table-cell>
          <table:table-cell office:value-type="string">
            <text:p>турок (нация)</text:p>
          </table:table-cell>
          <table:table-cell office:value="32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Yakın</text:p>
          </table:table-cell>
          <table:table-cell office:value-type="string">
            <text:p>близко</text:p>
          </table:table-cell>
          <table:table-cell office:value="64" office:value-type="float"/>
          <table:table-cell office:value="4" office:value-type="float"/>
          <table:table-cell office:value="1" office:value-type="float"/>
        </table:table-row>
        <table:table-row>
          <table:table-cell office:value-type="string">
            <text:p>Uzak</text:p>
          </table:table-cell>
          <table:table-cell office:value-type="string">
            <text:p>далеко</text:p>
          </table:table-cell>
          <table:table-cell office:value="64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Küçük</text:p>
          </table:table-cell>
          <table:table-cell office:value-type="string">
            <text:p>маленький</text:p>
          </table:table-cell>
          <table:table-cell office:value="64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Büyük</text:p>
          </table:table-cell>
          <table:table-cell office:value-type="string">
            <text:p>большой</text:p>
          </table:table-cell>
          <table:table-cell office:value="32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Soğuk</text:p>
          </table:table-cell>
          <table:table-cell office:value-type="string">
            <text:p>холодный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Sıcak</text:p>
          </table:table-cell>
          <table:table-cell office:value-type="string">
            <text:p>жаркий, горячий</text:p>
          </table:table-cell>
          <table:table-cell office:value="128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eni</text:p>
          </table:table-cell>
          <table:table-cell office:value-type="string">
            <text:p>новый</text:p>
          </table:table-cell>
          <table:table-cell office:value="32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Eski</text:p>
          </table:table-cell>
          <table:table-cell office:value-type="string">
            <text:p>старый (про вещи только)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Ucuz</text:p>
          </table:table-cell>
          <table:table-cell office:value-type="string">
            <text:p>дешевый</text:p>
          </table:table-cell>
          <table:table-cell office:value="64" office:value-type="float"/>
          <table:table-cell office:value="4" office:value-type="float"/>
          <table:table-cell office:value="1" office:value-type="float"/>
        </table:table-row>
        <table:table-row>
          <table:table-cell office:value-type="string">
            <text:p>Pahalı</text:p>
          </table:table-cell>
          <table:table-cell office:value-type="string">
            <text:p>дорогой</text:p>
          </table:table-cell>
          <table:table-cell office:value="128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Hızlı</text:p>
          </table:table-cell>
          <table:table-cell office:value-type="string">
            <text:p>быстрый</text:p>
          </table:table-cell>
          <table:table-cell office:value="12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Yavaş</text:p>
          </table:table-cell>
          <table:table-cell office:value-type="string">
            <text:p>медленный</text:p>
          </table:table-cell>
          <table:table-cell office:value="12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Bedava</text:p>
          </table:table-cell>
          <table:table-cell office:value-type="string">
            <text:p>бесплатный</text:p>
          </table:table-cell>
          <table:table-cell office:value="8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oş</text:p>
          </table:table-cell>
          <table:table-cell office:value-type="string">
            <text:p>свободный, пустой</text:p>
          </table:table-cell>
          <table:table-cell office:value="3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Evli</text:p>
          </table:table-cell>
          <table:table-cell office:value-type="string">
            <text:p>женат</text:p>
          </table:table-cell>
          <table:table-cell office:value="3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kar</text:p>
          </table:table-cell>
          <table:table-cell office:value-type="string">
            <text:p>неженат, холостой</text:p>
          </table:table-cell>
          <table:table-cell office:value="32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Geç</text:p>
          </table:table-cell>
          <table:table-cell office:value-type="string">
            <text:p>поздно</text:p>
          </table:table-cell>
          <table:table-cell office:value="32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Erken</text:p>
          </table:table-cell>
          <table:table-cell office:value-type="string">
            <text:p>рано</text:p>
          </table:table-cell>
          <table:table-cell office:value="256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Lezzetli</text:p>
          </table:table-cell>
          <table:table-cell office:value-type="string">
            <text:p>вкусно</text:p>
          </table:table-cell>
          <table:table-cell office:value="128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Lezzetsiz</text:p>
          </table:table-cell>
          <table:table-cell office:value-type="string">
            <text:p>невкусно</text:p>
          </table:table-cell>
          <table:table-cell office:value="64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Eğlenceli</text:p>
          </table:table-cell>
          <table:table-cell office:value-type="string">
            <text:p>весело</text:p>
          </table:table-cell>
          <table:table-cell office:value="16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ıkıcı</text:p>
          </table:table-cell>
          <table:table-cell office:value-type="string">
            <text:p>скучно</text:p>
          </table:table-cell>
          <table:table-cell office:value="64" office:value-type="float"/>
          <table:table-cell office:value="4" office:value-type="float"/>
          <table:table-cell office:value="1" office:value-type="float"/>
        </table:table-row>
        <table:table-row>
          <table:table-cell office:value-type="string">
            <text:p>Hasta</text:p>
          </table:table-cell>
          <table:table-cell office:value-type="string">
            <text:p>больной</text:p>
          </table:table-cell>
          <table:table-cell office:value="32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Sağlıklı</text:p>
          </table:table-cell>
          <table:table-cell office:value-type="string">
            <text:p>здоровы</text:p>
          </table:table-cell>
          <table:table-cell office:value="16" office:value-type="float"/>
          <table:table-cell office:value="2" office:value-type="float"/>
          <table:table-cell office:value="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5T11:29:00.223528</meta:creation-date>
    <dc:date>2024-06-05T11:29:00.229082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